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51"/>
  </office:automatic-styles>
  <office:body>
    <office:spreadsheet>
      <table:table table:name="data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table:style-name="Default" office:value-type="string">
            <text:p>hiredate</text:p>
          </table:table-cell>
          <table:table-cell office:value-type="string">
            <text:p>sal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Dent</text:p>
          </table:table-cell>
          <table:table-cell office:value-type="date" office:date-value="2010-06-07">
            <text:p>07.06.10</text:p>
          </table:table-cell>
          <table:table-cell office:value-type="float" office:value="4200.24">
            <text:p>4200,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ord</text:p>
          </table:table-cell>
          <table:table-cell office:value-type="string">
            <text:p>Prefect</text:p>
          </table:table-cell>
          <table:table-cell office:value-type="date" office:date-value="1980-07-24">
            <text:p>24.07.80</text:p>
          </table:table-cell>
          <table:table-cell office:value-type="float" office:value="1234.56">
            <text:p>1234,56</text:p>
          </table:table-cell>
        </table:table-row>
      </table:table>
      <table:table table:name="typ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int_col</text:p>
          </table:table-cell>
          <table:table-cell office:value-type="string">
            <text:p>double_col</text:p>
          </table:table-cell>
          <table:table-cell office:value-type="string">
            <text:p>char_col</text:p>
          </table:table-cell>
          <table:table-cell office:value-type="string">
            <text:p>date_col</text:p>
          </table:table-cell>
          <table:table-cell office:value-type="string">
            <text:p>time_col</text:p>
          </table:table-cell>
          <table:table-cell office:value-type="string">
            <text:p>ts_col</text:p>
          </table:table-cell>
          <table:table-cell office:value-type="string">
            <text:p>nchar_col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34.56">
            <text:p>1234,56</text:p>
          </table:table-cell>
          <table:table-cell office:value-type="string">
            <text:p>char_value</text:p>
          </table:table-cell>
          <table:table-cell table:style-name="ce1" office:value-type="date" office:date-value="1980-11-01">
            <text:p>01.11.80</text:p>
          </table:table-cell>
          <table:table-cell table:style-name="ce2" office:value-type="time" office:time-value="PT23H54M14S">
            <text:p>23:54:14</text:p>
          </table:table-cell>
          <table:table-cell table:style-name="ce3" office:value-type="date" office:date-value="1990-10-01T17:04:06.000001">
            <text:p>01.10.1990 17:04:06</text:p>
          </table:table-cell>
          <table:table-cell office:value-type="string">
            <text:p>nchar_val</text:p>
          </table:table-cell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2">02.12.2012</text:date>, <text:time>10:39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Kellerer</meta:initial-creator>
    <meta:creation-date>2012-12-01T10:37:56.67</meta:creation-date>
    <dc:date>2012-12-02T10:39:30.84</dc:date>
    <dc:creator>Thomas Kellerer</dc:creator>
    <meta:editing-duration>PT3M58S</meta:editing-duration>
    <meta:editing-cycles>5</meta:editing-cycles>
    <meta:generator>OpenOffice.org/3.4$Win32 OpenOffice.org_project/340m1$Build-9590</meta:generator>
    <meta:document-statistic meta:table-count="3" meta:cell-count="29" meta:object-count="0"/>
  </office:meta>
</office:document-meta>
</file>